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abb2bf" style:font-name="Menlo, Monaco, source-code-pro, Ubuntu Mono, DejaVu sans mono, Consolas, monospace" fo:font-size="11.25pt" fo:font-weight="normal" fo:background-color="#1e1e1e"/>
    </style:style>
    <style:style style:name="P2" style:family="paragraph" style:parent-style-name="Standard">
      <style:paragraph-properties style:line-height-at-least="0.582cm"/>
    </style:style>
    <style:style style:name="P3" style:family="paragraph" style:parent-style-name="Standard">
      <style:paragraph-properties style:line-height-at-least="0.582cm"/>
      <style:text-properties fo:background-color="#ffff00"/>
    </style:style>
    <style:style style:name="P4" style:family="paragraph" style:parent-style-name="Standard">
      <style:paragraph-properties style:line-height-at-least="0.582cm"/>
      <style:text-properties fo:background-color="#ffffff"/>
    </style:style>
    <style:style style:name="P5" style:family="paragraph" style:parent-style-name="Standard">
      <style:paragraph-properties style:line-height-at-least="0.582cm"/>
      <style:text-properties fo:background-color="#ffbf00"/>
    </style:style>
    <style:style style:name="P6" style:family="paragraph" style:parent-style-name="Standard">
      <style:paragraph-properties style:line-height-at-least="0.582cm"/>
      <style:text-properties fo:background-color="#81d41a"/>
    </style:style>
    <style:style style:name="T1" style:family="text">
      <style:text-properties fo:color="#c678dd"/>
    </style:style>
    <style:style style:name="T2" style:family="text">
      <style:text-properties fo:color="#61afef"/>
    </style:style>
    <style:style style:name="T3" style:family="text">
      <style:text-properties fo:color="#9cdcfe" fo:font-style="italic"/>
    </style:style>
    <style:style style:name="T4" style:family="text">
      <style:text-properties fo:color="#e06c75"/>
    </style:style>
    <style:style style:name="T5" style:family="text">
      <style:text-properties fo:color="#56b6c2"/>
    </style:style>
    <style:style style:name="T6" style:family="text">
      <style:text-properties fo:color="#d19a66"/>
    </style:style>
    <style:style style:name="T7" style:family="text">
      <style:text-properties fo:color="#e5c07b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:</text:p>
      <text:p text:style-name="P4">Create a function that takes a number as an argument. Add all the numbers from 1 to the number you passed to the function. For example, if the input is 5 then your function should return 15 because 1 + 2 + 3 + 4 +5 = 15.</text:p>
      <text:p text:style-name="P4">sumNumber(5)➞1+2+3+4+5=15</text:p>
      <text:p text:style-name="P4">sumNumber(4)➞1+2+3+4=10</text:p>
      <text:p text:style-name="P4"><text:s/></text:p>
      <text:p text:style-name="P3">function sumNumber(num) {</text:p>
      <text:p text:style-name="P3"><text:s text:c="4"/>return num * ((1 + num) / 2)</text:p>
      <text:p text:style-name="P3">}</text:p>
      <text:p text:style-name="P3">console.log(sumNumber(5))</text:p>
      <text:p text:style-name="P2"/>
      <text:p text:style-name="P2"/>
      <text:p text:style-name="P2"/>
      <text:p text:style-name="P5">Exercice:</text:p>
      <text:p text:style-name="P2">Write a function that takes an array as an argument and returns the reversion of this array.</text:p>
      <text:p text:style-name="P2">reverse([1, 2, 3, 4]) ➞ [4, 3, 2, 1]</text:p>
      <text:p text:style-name="P2">reverse([9, 9, 2, 3, 4]) ➞ [4, 3, 2, 9, 9]</text:p>
      <text:p text:style-name="P2">reverse([ ]) ➞ [ ]</text:p>
      <text:p text:style-name="P2"/>
      <text:p text:style-name="P3">function rev(arr) {</text:p>
      <text:p text:style-name="P3"><text:s text:c="4"/>return arr.reverse()</text:p>
      <text:p text:style-name="P3">}</text:p>
      <text:p text:style-name="P3">console.log(rev([1, 2, 3, 4]))</text:p>
      <text:p text:style-name="P2"/>
      <text:p text:style-name="P2"/>
      <text:p text:style-name="P2"/>
      <text:p text:style-name="P5">Exercice:</text:p>
      <text:p text:style-name="P2">Create a function that accepts an array and returns the last item in the array.</text:p>
      <text:p text:style-name="P2">getLastItem([0, 5, 6]) ➞ 6</text:p>
      <text:p text:style-name="P2">getLastItem(["HTML", "CSS", "javascript"]) ➞ "javascript"</text:p>
      <text:p text:style-name="P2"/>
      <text:p text:style-name="P3">function getLastItem(array) {</text:p>
      <text:p text:style-name="P3"><text:s text:c="4"/>return array[array.length - 1]</text:p>
      <text:p text:style-name="P3">}</text:p>
      <text:p text:style-name="P3">console.log(getLastItem(["Emna", "Maria", "Ahlem"])) </text:p>
      <text:p text:style-name="P2"/>
      <text:p text:style-name="P2"/>
      <text:p text:style-name="P2"><text:s text:c="40"/></text:p>
      <text:p text:style-name="P5">Exercice:</text:p>
      <text:p text:style-name="P2">Create a function that takes two arrays as arguments and returns the concatenation of two integer arrays.</text:p>
      <text:p text:style-name="P2">concat([0, 10, 6], [900, 5, 60]) ➞ [0, 10, 6, 900, 5, 60]</text:p>
      <text:p text:style-name="P2"/>
      <text:p text:style-name="P3"><text:soft-page-break/>function concat(arr1, arr2) {</text:p>
      <text:p text:style-name="P3"><text:s text:c="4"/>return arr1.concat(arr2)</text:p>
      <text:p text:style-name="P3">}</text:p>
      <text:p text:style-name="P3">console.log(concat([12, 16, 5], [6, 88, 9]))</text:p>
      <text:p text:style-name="P2"><text:s/></text:p>
      <text:p text:style-name="P2"/>
      <text:p text:style-name="P2"><text:s text:c="43"/></text:p>
      <text:p text:style-name="P5">Exercice:</text:p>
      <text:p text:style-name="P2">Create a function that takes an array and an item as arguments and return the index of item.If the item is not present, return -1</text:p>
      <text:p text:style-name="P2">search([1, 5, 3], 3) ➞ 2</text:p>
      <text:p text:style-name="P2"><text:s/>search([1, 2, 3], 4) ➞ -1</text:p>
      <text:p text:style-name="P2"/>
      <text:p text:style-name="P3">function search(array, item) {</text:p>
      <text:p text:style-name="P3"/>
      <text:p text:style-name="P3"><text:s text:c="4"/>return array.indexOf(item)</text:p>
      <text:p text:style-name="P3"/>
      <text:p text:style-name="P3">}</text:p>
      <text:p text:style-name="P3">console.log(search([12, 6, 18, 66, 19], 66))</text:p>
      <text:p text:style-name="P3">console.log(search([12, 6, 18, 66, 19], 67))</text:p>
      <text:p text:style-name="P2"/>
      <text:p text:style-name="P2"><text:s text:c="35"/></text:p>
      <text:p text:style-name="P5">Exercice:</text:p>
      <text:p text:style-name="P2">Create a function that takes an array with numbers and return an array with the elements multiplied by two.</text:p>
      <text:p text:style-name="P2">getMultipliedArr([4, 5, 3]) ➞ [8, 10, 6]</text:p>
      <text:p text:style-name="P2">getMultipliedArr([1, 2, 6]) ➞ [2, 4, 12]</text:p>
      <text:p text:style-name="P2"/>
      <text:p text:style-name="P3">function getMultipliedArr(array) {</text:p>
      <text:p text:style-name="P3"><text:s text:c="4"/>let i;</text:p>
      <text:p text:style-name="P3"><text:s text:c="4"/>for (i = 0; i &lt; array.length; i++) {</text:p>
      <text:p text:style-name="P3"><text:s text:c="8"/>array[i] = array[i] * 2</text:p>
      <text:p text:style-name="P3"><text:s text:c="4"/>}</text:p>
      <text:p text:style-name="P3"><text:s text:c="4"/>return array</text:p>
      <text:p text:style-name="P3">}</text:p>
      <text:p text:style-name="P3"/>
      <text:p text:style-name="P3">console.log(getMultipliedArr([12, 16, 5])) <text:s text:c="48"/></text:p>
      <text:p text:style-name="P3"><text:s text:c="40"/></text:p>
      <text:p text:style-name="P2"/>
      <text:p text:style-name="P2"/>
      <text:p text:style-name="P2"><text:s text:c="62"/></text:p>
      <text:p text:style-name="P5">Exercice:</text:p>
      <text:p text:style-name="P2">Create a function that takes as argument an array of words and transforms it into an array of each word's length.</text:p>
      <text:p text:style-name="P2"><text:soft-page-break/>wordLengths(["simplon", "Tunis"]) ➞ [7, 5]</text:p>
      <text:p text:style-name="P2"><text:s text:c="58"/></text:p>
      <text:p text:style-name="P3">function wordLengths(array){</text:p>
      <text:p text:style-name="P3"><text:s/>let i;</text:p>
      <text:p text:style-name="P3"><text:s/>let wLength = [];</text:p>
      <text:p text:style-name="P3"><text:s/>for(i=0;i&lt;array.length;i++)</text:p>
      <text:p text:style-name="P3"><text:tab/> wLength[i]=array[i].length;</text:p>
      <text:p text:style-name="P3"><text:s/>return wLength;</text:p>
      <text:p text:style-name="P3">}</text:p>
      <text:p text:style-name="P3">console.log(wordLengths(["Emna", "Maria"]))</text:p>
      <text:p text:style-name="P2"/>
      <text:p text:style-name="P2"/>
      <text:p text:style-name="P2"/>
      <text:p text:style-name="P2"/>
      <text:p text:style-name="P5">Exercice:</text:p>
      <text:p text:style-name="P2">Create a function that takes an array and returns the sum of all numbers in the array.</text:p>
      <text:p text:style-name="P2">sum([1, 8, 2]) ➞ 11</text:p>
      <text:p text:style-name="P2">sum([40, 0, 1]) ➞ 41</text:p>
      <text:p text:style-name="P2"/>
      <text:p text:style-name="P3">function sum(array) {</text:p>
      <text:p text:style-name="P3"><text:s text:c="4"/>let somme = 0</text:p>
      <text:p text:style-name="P3"><text:s text:c="4"/>let i;</text:p>
      <text:p text:style-name="P3"><text:s text:c="4"/>for (i = 0; i &lt; array.length; i++) {</text:p>
      <text:p text:style-name="P3"/>
      <text:p text:style-name="P3"><text:s text:c="8"/>somme = somme + array[i]</text:p>
      <text:p text:style-name="P3"/>
      <text:p text:style-name="P3"><text:s text:c="4"/>}</text:p>
      <text:p text:style-name="P3"><text:s text:c="4"/>return (somme)</text:p>
      <text:p text:style-name="P3"/>
      <text:p text:style-name="P3">}</text:p>
      <text:p text:style-name="P3"/>
      <text:p text:style-name="P3">console.log(sum([1, 1, 17]))</text:p>
      <text:p text:style-name="P2"/>
      <text:p text:style-name="P2"/>
      <text:p text:style-name="P2"/>
      <text:p text:style-name="P5">Exercice:</text:p>
      <text:p text:style-name="P2">Create a function that takes an array of numbers and returns only the even values.</text:p>
      <text:p text:style-name="P2">noOdds([1, 2, 3, 4, 5, 6, 7, 8]) ➞ [2, 4, 6, 8]</text:p>
      <text:p text:style-name="P2">noOdds([3, 6, 8, 9, 2, 1, 4, 5]) ➞ [6, 8, 2, 4]</text:p>
      <text:p text:style-name="P2"/>
      <text:p text:style-name="P2"><text:s text:c="19"/>function noOdds(array) { return }</text:p>
      <text:p text:style-name="P2"/>
      <text:p text:style-name="P2"/>
      <text:p text:style-name="P2"/>
      <text:p text:style-name="P5"><text:soft-page-break/>Exercice:</text:p>
      <text:p text:style-name="P2">Create a function that takes an array of numbers.and returns the largest number in the array.</text:p>
      <text:p text:style-name="P2">findLargestNum([4, 5, 1, 3]) ➞ 5</text:p>
      <text:p text:style-name="P2">findLargestNum([300, 200, 600, 150]) ➞ 600</text:p>
      <text:p text:style-name="P2">findLargestNum([1000, 1001, 857, 1]) ➞ 1001</text:p>
      <text:p text:style-name="P2"/>
      <text:p text:style-name="P3">function findLargestNum(array) {</text:p>
      <text:p text:style-name="P3"><text:s text:c="4"/>let i;</text:p>
      <text:p text:style-name="P3"><text:s text:c="4"/>let large=array[0]</text:p>
      <text:p text:style-name="P3"><text:s text:c="4"/>for (i = 0; i &lt; array.length; i++) {</text:p>
      <text:p text:style-name="P3"><text:s text:c="6"/>if (large &lt; <text:s/>array[i]) </text:p>
      <text:p text:style-name="P3"><text:s text:c="6"/>large=array[i]</text:p>
      <text:p text:style-name="P3"><text:s text:c="4"/>}</text:p>
      <text:p text:style-name="P3"><text:s text:c="4"/>return large</text:p>
      <text:p text:style-name="P3">}</text:p>
      <text:p text:style-name="P3">console.log(findLargestNum([20000, 1000, 190]))</text:p>
      <text:p text:style-name="P2"/>
      <text:p text:style-name="P2"/>
      <text:p text:style-name="P2"><text:s text:c="39"/></text:p>
      <text:p text:style-name="P5">Exercice:</text:p>
      <text:p text:style-name="P2">Create a function that takes an array of numbers.and returns the smaller number in the array.</text:p>
      <text:p text:style-name="P2">findSmallerNum([1, 6, 5, -213]) ➞ -213</text:p>
      <text:p text:style-name="P2">findSmallerNum([8, 7, 2, 1]) ➞ 1</text:p>
      <text:p text:style-name="P2"/>
      <text:p text:style-name="P3">function findSmallestNum(array) {</text:p>
      <text:p text:style-name="P3"><text:s text:c="4"/>let i;</text:p>
      <text:p text:style-name="P3"><text:s text:c="4"/>let small=array[0]</text:p>
      <text:p text:style-name="P3"><text:s text:c="4"/>for (i = 0; i &lt; array.length; i++) {</text:p>
      <text:p text:style-name="P3"><text:s text:c="6"/>if (small &gt; <text:s/>array[i]) </text:p>
      <text:p text:style-name="P3"><text:s text:c="6"/>small=array[i]</text:p>
      <text:p text:style-name="P3"><text:s text:c="4"/>}</text:p>
      <text:p text:style-name="P3"><text:s text:c="4"/>return small</text:p>
      <text:p text:style-name="P3">}</text:p>
      <text:p text:style-name="P3">console.log(findSmallestNum([2, 1, 190]))</text:p>
      <text:p text:style-name="P2"/>
      <text:p text:style-name="P2"/>
      <text:p text:style-name="P2"/>
      <text:p text:style-name="P2"/>
      <text:p text:style-name="P5">Exercice:</text:p>
      <text:p text:style-name="P2">Create a function that takes an array of numbers as argument and return the first and last elements as a new array.</text:p>
      <text:p text:style-name="P2">firstLast([5, 10, 15, 20, 25]) ➞ [5, 25]</text:p>
      <text:p text:style-name="P2">firstLast([3, 100, 10, 21, 27]) ➞ [3, 100]</text:p>
      <text:p text:style-name="P2"><text:s text:c="55"/></text:p>
      <text:p text:style-name="P2"><text:soft-page-break/><text:s text:c="42"/>function firstLast(array) { return }</text:p>
      <text:p text:style-name="P5">Exercice:</text:p>
      <text:p text:style-name="P2">Create a function that takes an array and returns the difference between the biggest and smallest numbers.</text:p>
      <text:p text:style-name="P2">diffMaxMin([44, 32, 86, 19]) ➞ 67</text:p>
      <text:p text:style-name="P2"/>
      <text:p text:style-name="P2"><text:s text:c="40"/>function diffMaxMin(array) { return }</text:p>
      <text:p text:style-name="P5">Exercice:</text:p>
      <text:p text:style-name="P2">Create a function that takes an array as argument and returns multiply all of the values in an array by the length of the given array.</text:p>
      <text:p text:style-name="P2">multiplyByLength([2, 3, 1, 0]) ➞ [8, 12, 4, 0 ]</text:p>
      <text:p text:style-name="P2">multiplyByLength([4, 1, 1]) ➞ ([12, 3, 3])</text:p>
      <text:p text:style-name="P2">multiplyByLength([1, 0, 3, 3, 7, 2, 1]) ➞ <text:s/>[7, 0, 21, 21, 49, 14, 7]</text:p>
      <text:p text:style-name="P2"/>
      <text:p text:style-name="P2"><text:s text:c="48"/>function multiplyByLength(array) { return }</text:p>
      <text:p text:style-name="P5">Exercice:</text:p>
      <text:p text:style-name="P2">Create a function takes an array of numbers, negate all elements contained within.</text:p>
      <text:p text:style-name="P2">Negating a positive value -+n will return -n, because all +'s are removed</text:p>
      <text:p text:style-name="P2">Negating a negative value --n will return n, because the first - turns the second minus into a +.</text:p>
      <text:p text:style-name="P2">negate([1, 2, 3, 4]) ➞ [-1, -2, -3, -4]</text:p>
      <text:p text:style-name="P2">negate([-1, 2, -3, 4]) ➞ [1, -2, 3, -4]</text:p>
      <text:p text:style-name="P2"><text:s text:c="46"/></text:p>
      <text:p text:style-name="P2"><text:s text:c="51"/>function negate(array) { return }</text:p>
      <text:p text:style-name="P2"/>
      <text:p text:style-name="P5">Exercice:</text:p>
      <text:p text:style-name="P2">Create a function that takes an array of strings and returns the words that are exactly four letters.</text:p>
      <text:p text:style-name="P2">isFourLetters(["Tomato", "Potato", "Pair"]) ➞ ["Pair"]</text:p>
      <text:p text:style-name="P2">isFourLetters(["Kangaroo", "Bear", "Fox"]) ➞ ["Bear"]</text:p>
      <text:p text:style-name="P2"/>
      <text:p text:style-name="P2"><text:s text:c="51"/>function isFourLetters(array) { return }</text:p>
      <text:p text:style-name="P2"/>
      <text:p text:style-name="P5">Exercice:</text:p>
      <text:p text:style-name="P2">Create a function that takes an array ,a string and returns the addition of the string ending to each member in an array</text:p>
      <text:p text:style-name="P2">addEnding(["clever", "meek", "hurried"], "ly") ➞ ["cleverly", "meekly", "hurriedly"]</text:p>
      <text:p text:style-name="P2">addEnding(["new", "pander", "scoop"], "er") ➞ ["newer", "panderer", “scooper"]</text:p>
      <text:p text:style-name="P2"/>
      <text:p text:style-name="P2"><text:s text:c="49"/>function addEnding(array, ending) { return }</text:p>
      <text:p text:style-name="P2"/>
      <text:p text:style-name="P5">Exercice:</text:p>
      <text:p text:style-name="P2">Create a function to remove all null values from an array.</text:p>
      <text:p text:style-name="P2">removeNull(["a", null, "b", null]) ➞ ["a", "b"]</text:p>
      <text:p text:style-name="P2">removeNull([7, 8, null, 9]) ➞ [7, 8, 9]</text:p>
      <text:p text:style-name="P2">removeNull([null, null, null, null, null]) ➞ [ ]</text:p>
      <text:p text:style-name="P2"><text:soft-page-break/></text:p>
      <text:p text:style-name="P2"><text:s text:c="50"/>function removeNull(array) { return }</text:p>
      <text:p text:style-name="P2"/>
      <text:p text:style-name="P5">Exercice:</text:p>
      <text:p text:style-name="P2">Create a function that takes an array of numbers and remove any numbers that are divisible by 13,return the amended array.</text:p>
      <text:p text:style-name="P2">unlucky13([53, 182, 435, 591, 637]) ➞ [53, 435, 591]</text:p>
      <text:p text:style-name="P2">// 182 and 637 are divisible by 13.</text:p>
      <text:p text:style-name="P2">unlucky13([24, 316, 393, 458, 1279]) ➞ [24, 316, 393, 458, 1279]</text:p>
      <text:p text:style-name="P2">// No numbers in the array are divisible by 13.</text:p>
      <text:p text:style-name="P2"><text:s text:c="7"/></text:p>
      <text:p text:style-name="P2"><text:s text:c="36"/>function unlucky(nums) { return }</text:p>
      <text:p text:style-name="P2"/>
      <text:p text:style-name="P5">Exercice:</text:p>
      <text:p text:style-name="P2">Create a function that takes an array,return the incrementing (+1) for each odd number and decrementing (-1) for each even number.</text:p>
      <text:p text:style-name="P2">transform([1, 2, 3, 4, 5]) ➞ [2, 1, 4, 3, 6]</text:p>
      <text:p text:style-name="P2">transform([3, 3, 4, 3]) ➞ [4, 4, 3, 4]</text:p>
      <text:p text:style-name="P2">transform([2, 2, 0, 8, 10]) ➞ [1, 1, -1, 7, 9]</text:p>
      <text:p text:style-name="P2"><text:s text:c="18"/></text:p>
      <text:p text:style-name="P2"><text:s text:c="20"/>function transform(array) { return }</text:p>
      <text:p text:style-name="P2"/>
      <text:p text:style-name="P5">Exercice:</text:p>
      <text:p text:style-name="P2">Create a function that takes an array of non-negative numbers and strings and return a new array without the strings.Zero is a non-negative number</text:p>
      <text:p text:style-name="P2">filterArray([1, 2, "e", "f"]) ➞ [1, 2]</text:p>
      <text:p text:style-name="P2">filterArray([1, "s", "m", 0, 15]) ➞ [1, 0, 15]</text:p>
      <text:p text:style-name="P2"/>
      <text:p text:style-name="P2"><text:s text:c="40"/>function filterArray(array) { return }</text:p>
      <text:p text:style-name="P5">Exercice:</text:p>
      <text:p text:style-name="P2"/>
      <text:p text:style-name="P2">A group of friends have decided to start a society. The name will be the first letter of each of their names, sorted in alphabetical order.</text:p>
      <text:p text:style-name="P2">Create a function that takes in an array of names as argument and returns the name of the society.</text:p>
      <text:p text:style-name="P2">societyName(["Manel", "Sheima", "Amira"]) ➞ "AMS"</text:p>
      <text:p text:style-name="P2">societyName(["Saief", "Mouna", "Sirine"]) ➞ "SMS"</text:p>
      <text:p text:style-name="P2"><text:s text:c="37"/></text:p>
      <text:p text:style-name="P2"><text:s text:c="41"/>function societyName(friends) { return }</text:p>
      <text:p text:style-name="P2"/>
      <text:p text:style-name="P5">Exercice:</text:p>
      <text:p text:style-name="P2">Create a function that takes an array of arrays with numbers and return a new (single) array with the largest numbers of each.</text:p>
      <text:p text:style-name="P2">findLargestNums([[9, 2, 3, 1], [20, 70, 40, 90], [4, 2, 3]]) ➞ [9, 90,4]</text:p>
      <text:p text:style-name="P2">findLargestNums([[-34, -54, -74], [-32, -2, -65], [-54, 7, -43]]) ➞ [-34, -2, 7]</text:p>
      <text:p text:style-name="P2"><text:soft-page-break/><text:s text:c="8"/></text:p>
      <text:p text:style-name="P2"><text:s text:c="40"/>function findLargestNums(array) { return }</text:p>
      <text:p text:style-name="P2"/>
      <text:p text:style-name="P2"/>
      <text:p text:style-name="P5">Exercice:</text:p>
      <text:p text:style-name="P2">Create a function that takes an array of strings and return an array, sorted from shortest to longest.</text:p>
      <text:p text:style-name="P2">shortToLong(["Google", "Apple", "Microsoft"])➞ ["Apple", "Google", "Microsoft"]</text:p>
      <text:p text:style-name="P2">shortToLong(["Simplon", "Skills", "Development"])➞ ["Skills", "Simplon","Development"]</text:p>
      <text:p text:style-name="P2"/>
      <text:p text:style-name="P2"><text:s text:c="40"/>function shortToLong(array) { return }</text:p>
      <text:p text:style-name="P2"/>
      <text:p text:style-name="P2"/>
      <text:p text:style-name="P5">Exercice:</text:p>
      <text:p text:style-name="P2">Write two functions:</text:p>
      <text:p text:style-name="P2">toArray(), which converts a number to an array of its digits.</text:p>
      <text:p text:style-name="P2">toNumber(), which converts an array of digits back to its number.</text:p>
      <text:p text:style-name="P2"/>
      <text:p text:style-name="P2">toArray(201) ➞ [2, 0, 1]</text:p>
      <text:p text:style-name="P2">toNumber([4, 8, 8]) ➞ 488</text:p>
      <text:p text:style-name="P2">toArray(7) ➞ [7]</text:p>
      <text:p text:style-name="P2"><text:s text:c="41"/>function toArray(array) { return }</text:p>
      <text:p text:style-name="P2"><text:s text:c="36"/>function toNumber(array) { return }</text:p>
      <text:p text:style-name="P2"/>
      <text:p text:style-name="P5">Exercice:</text:p>
      <text:p text:style-name="P2">Create a function which takes in a word and spells it out, by consecutively adding letters until the full word is completed.</text:p>
      <text:p text:style-name="P2">spelling("bee") ➞ ["b", "be", "bee"]</text:p>
      <text:p text:style-name="P2">spelling("happy") ➞ ["h", "ha", "hap", "happ", "happy"]</text:p>
      <text:p text:style-name="P2"/>
      <text:p text:style-name="P2"><text:s text:c="42"/>function spelling(array) { return }</text:p>
      <text:p text:style-name="P2"/>
      <text:p text:style-name="P2"/>
      <text:p text:style-name="P2"/>
      <text:p text:style-name="P2"/>
      <text:p text:style-name="P5">Exercice:</text:p>
      <text:p text:style-name="P2">Write a function that converts an object into an array, where each element represents a key-value pair.</text:p>
      <text:p text:style-name="P2">toArray({ name: “saief”, age: 25 }) ➞ [["name", “saief”], ["age", 25]]</text:p>
      <text:p text:style-name="P2">toArray({ a: 1, b: 2 }) ➞ [["a", 1], ["b", 2]]</text:p>
      <text:p text:style-name="P2">toArray({}) ➞ []</text:p>
      <text:p text:style-name="P2"><text:s text:c="40"/>function toArray(object) { return }</text:p>
      <text:p text:style-name="P2"/>
      <text:p text:style-name="P2"/>
      <text:p text:style-name="P2"/>
      <text:p text:style-name="P6"><text:soft-page-break/>/**** Défi : Les Boocles ****\</text:p>
      <text:p text:style-name="P5">Exercice:</text:p>
      <text:p text:style-name="P2">Create the function that takes an array with objects and returns the sum of people's </text:p>
      <text:p text:style-name="P2">salary in society.</text:p>
      <text:p text:style-name="P2"/>
      <text:p text:style-name="P2">getSalaries( [</text:p>
      <text:p text:style-name="P2"><text:s text:c="4"/>{ name: "Amira", age: 21, salary: 23000 },</text:p>
      <text:p text:style-name="P2"><text:s text:c="2"/>{ name: "Takwa", <text:s/>age: 32, salary: 40000 },</text:p>
      <text:p text:style-name="P2"><text:s text:c="2"/>{ name: "Manel", <text:s/>age: 16, salary: 2700 } ] ) ➞ 65700</text:p>
      <text:p text:style-name="P2"/>
      <text:p text:style-name="P2"><text:s text:c="38"/>function getSalaries(array) { return }</text:p>
      <text:p text:style-name="P2"/>
      <text:p text:style-name="P2"/>
      <text:p text:style-name="P2"/>
      <text:p text:style-name="P2"/>
      <text:p text:style-name="P2">Exercice:</text:p>
      <text:p text:style-name="P2">Create a function that takes an array as argument and returns the total number of arrays inside a given array.”just array”</text:p>
      <text:p text:style-name="P2">numOfSubbarrays([[1, 2, 3], ”bbvbx”, 2020]) ➞ 1</text:p>
      <text:p text:style-name="P2">numOfSubbarrays([“chaima”, ”Soltane”, [1, 2, 3], [1, 2, 3], [1, 2, 3]]) ➞ 3</text:p>
      <text:p text:style-name="P2"/>
      <text:p text:style-name="P2"><text:s text:c="32"/>function numOfSubbarrays(array) { return }</text:p>
      <text:p text:style-name="P2"/>
      <text:p text:style-name="P2">Exercice:</text:p>
      <text:p text:style-name="P2">Create a function that takes an array of objects as argument and returns an array of names</text:p>
      <text:p text:style-name="P2">([{ name: "Ahmed" },{ name: "Achref" },{ name: "Ayoub" }]) ➞ </text:p>
      <text:p text:style-name="P2"><text:s text:c="2"/>["Ahmed", "Achref", "Ayoub"]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4:41:37.968998845</meta:creation-date>
    <dc:date>2020-03-31T14:51:04.409619709</dc:date>
    <meta:editing-duration>PT9M26S</meta:editing-duration>
    <meta:editing-cycles>1</meta:editing-cycles>
    <meta:document-statistic meta:table-count="0" meta:image-count="0" meta:object-count="0" meta:page-count="8" meta:paragraph-count="236" meta:word-count="1506" meta:character-count="10520" meta:non-whitespace-character-count="7738"/>
    <meta:generator>LibreOffice/6.3.5.2$Linux_X86_64 LibreOffice_project/30$Build-2</meta:generator>
  </office:meta>
</office:document-meta>
</file>